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Text_20_body" style:list-style-name="L1"/>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oudsopgave</text:p>
          </text:index-title>
          <text:p text:style-name="P2">Opdrachtbeschrijving<text:tab/>2</text:p>
          <text:p text:style-name="P3">Systeemeisen<text:tab/>2</text:p>
          <text:p text:style-name="P3">User Stories<text:tab/>2</text:p>
          <text:p text:style-name="P2">Klassendiagram<text:tab/>3</text:p>
          <text:p text:style-name="P2">Sequentiediagrammen<text:tab/>4</text:p>
        </text:index-body>
      </text:table-of-content>
      <text:p text:style-name="Standard"/>
      <text:h text:style-name="P1" text:outline-level="1">Opdrachtbeschrijving</text:h>
      <text:p text:style-name="Text_20_body">Voor mijn eindopdracht zet ik een backend systeem op voor een muziekwinkel. Er is mij gevraagd een systeem te ontwerpen waarmee klanten een overzicht kunnen krijgen van albums, artiesten en labels welke de winkelmedewerkers kunnen manipuleren.</text:p>
      <text:p text:style-name="Text_20_body">Een admin-account kan artiesten toevoegen aan een label en albums toevoegen aan een artiest – wanneer een album wordt aangemaakt dan slaat het de huidige label van de artiest op als eigen label, welke blijft staan zelfs als de artiest van label wisselt.</text:p>
      <text:h text:style-name="Heading_20_2" text:outline-level="2">Systeemeisen</text:h>
      <text:p text:style-name="Text_20_body">Een user-account moet in staat zijn een lijst met opgeslagen albums te zien, evenzo een van artiesten en een van labels, maar moet deze niet kunnen aanpassen.</text:p>
      <text:p text:style-name="Text_20_body">Tevens moet een user in staat zijn te zoeken op een specifieke artiest of label, en alleen hier de gegevens van te tonen.</text:p>
      <text:p text:style-name="Text_20_body">Een admin-account moet in staat zijn de bovengenoemde functies te gebruiken, maar ook verschillende bewerkingen uit te voeren zoals:</text:p>
      <text:list xml:id="list7908996927573610929" text:style-name="L1">
        <text:list-item>
          <text:p text:style-name="P4">Nieuwe albums/artiesten/labels toevoegen;</text:p>
        </text:list-item>
        <text:list-item>
          <text:p text:style-name="P4">Albums/artiesten/labels verwijderen;</text:p>
        </text:list-item>
        <text:list-item>
          <text:p text:style-name="P4">De naam aan te passen van een album/artiest/label;</text:p>
        </text:list-item>
        <text:list-item>
          <text:p text:style-name="P4">Een artiest (ont)koppelen aan een label;</text:p>
        </text:list-item>
        <text:list-item>
          <text:p text:style-name="P4">Een album aan een artiest te koppelen</text:p>
        </text:list-item>
      </text:list>
      <text:h text:style-name="Heading_20_2" text:outline-level="2">User Stories</text:h>
      <text:p text:style-name="Text_20_body"/>
      <text:p text:style-name="Text_20_body">Als klant wil ik graag een overzicht van alle albums van een artiest om te kunnen zien welke ik nog mis in mijn collectie.</text:p>
      <text:p text:style-name="Text_20_body">Als klant wil ik kunnen zien welke artiesten bij dezelfde label getekend hebben om soortgelijke acts te ontdekken.</text:p>
      <text:p text:style-name="Text_20_body">Als administrator wil ik nieuwe artiesten/albums/labels kunnen toevoegen aan de database, met de daarbijhovende relevante informatie, zodat klanten een vollediger overzicht kunnen krijgen.</text:p>
      <text:p text:style-name="Text_20_body">Als administrator wil ik de namen van artiesten/albums/labels kunnen aanpassen om mogelijke foutjes bij het aanmaken te herstellen.</text:p>
      <text:h text:style-name="P1" text:outline-level="1">Klassendiagram</text:h>
      <text:h text:style-name="P1" text:outline-level="1">Sequentiediagramme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55M53S</meta:editing-duration>
    <meta:editing-cycles>4</meta:editing-cycles>
    <meta:generator>OpenOffice/4.1.5$Win32 OpenOffice.org_project/415m1$Build-9789</meta:generator>
    <dc:date>2022-05-23T15:01:19.27</dc:date>
    <dc:creator>Rick de Jong</dc:creator>
    <meta:document-statistic meta:table-count="0" meta:image-count="0" meta:object-count="0" meta:page-count="4" meta:paragraph-count="25" meta:word-count="280" meta:character-count="1848"/>
    <meta:user-defined meta:name="Info 1"/>
    <meta:user-defined meta:name="Info 2"/>
    <meta:user-defined meta:name="Info 3"/>
    <meta:user-defined meta:name="Info 4"/>
  </office:meta>
</office:document-meta>
</file>